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79EA1E5D13FC75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3.A" style:family="table-column">
      <style:table-column-properties style:column-width="12.797cm"/>
    </style:style>
    <style:style style:name="Tabla3.B" style:family="table-column">
      <style:table-column-properties style:column-width="6.70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3.A1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3.B17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2.A" style:family="table-column">
      <style:table-column-properties style:column-width="12.797cm"/>
    </style:style>
    <style:style style:name="Tabla2.B" style:family="table-column">
      <style:table-column-properties style:column-width="6.705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2.A1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1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1.A" style:family="table-column">
      <style:table-column-properties style:column-width="12.797cm"/>
    </style:style>
    <style:style style:name="Tabla1.B" style:family="table-column">
      <style:table-column-properties style:column-width="6.70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1.A21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21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6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6.A" style:family="table-column">
      <style:table-column-properties style:column-width="19.50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6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6.A11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4.A" style:family="table-column">
      <style:table-column-properties style:column-width="19.502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4.A16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5.A" style:family="table-column">
      <style:table-column-properties style:column-width="19.50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5.A7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12" style:family="paragraph" style:parent-style-name="Standard">
      <style:text-properties officeooo:paragraph-rsid="020f5b18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officeooo:paragraph-rsid="020f5b18"/>
    </style:style>
    <style:style style:name="P14" style:family="paragraph" style:parent-style-name="Standard">
      <style:text-properties fo:font-weight="bold" officeooo:rsid="020f5b18" officeooo:paragraph-rsid="02169b51" style:font-weight-asian="bold" style:font-weight-complex="bold"/>
    </style:style>
    <style:style style:name="P15" style:family="paragraph" style:parent-style-name="Standard">
      <style:text-properties fo:font-size="2pt" officeooo:paragraph-rsid="0213604b" style:font-size-asian="1.75pt" style:font-size-complex="2pt"/>
    </style:style>
    <style:style style:name="P16" style:family="paragraph" style:parent-style-name="Standard">
      <style:paragraph-properties fo:break-before="auto" fo:break-after="auto"/>
      <style:text-properties fo:font-size="2pt" fo:font-weight="normal" officeooo:rsid="020f5b18" officeooo:paragraph-rsid="0214c4bf" style:font-size-asian="1.75pt" style:font-weight-asian="normal" style:font-size-complex="2pt" style:font-weight-complex="normal"/>
    </style:style>
    <style:style style:name="P17" style:family="paragraph" style:parent-style-name="Standard">
      <style:text-properties officeooo:paragraph-rsid="020f5b18"/>
    </style:style>
    <style:style style:name="P18" style:family="paragraph" style:parent-style-name="Standard">
      <style:text-properties officeooo:paragraph-rsid="021195d6"/>
    </style:style>
    <style:style style:name="P19" style:family="paragraph" style:parent-style-name="Standard">
      <style:text-properties officeooo:paragraph-rsid="0213604b"/>
    </style:style>
    <style:style style:name="P20" style:family="paragraph" style:parent-style-name="Standard">
      <style:text-properties officeooo:paragraph-rsid="0214c4bf"/>
    </style:style>
    <style:style style:name="P21" style:family="paragraph" style:parent-style-name="Standard">
      <style:text-properties officeooo:paragraph-rsid="0218ffcd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119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19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7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19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4c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69b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17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19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19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4c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4c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69b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95d6" officeooo:paragraph-rsid="0218f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604b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604b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c4bf" officeooo:paragraph-rsid="0214c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c4bf" officeooo:paragraph-rsid="02136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c4bf" officeooo:paragraph-rsid="0214c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1cdf" officeooo:paragraph-rsid="0217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1cdf" officeooo:paragraph-rsid="0217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18b1" officeooo:paragraph-rsid="02181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ffcd" officeooo:paragraph-rsid="0218f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ffcd" officeooo:paragraph-rsid="0218f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171cd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18b1" officeooo:paragraph-rsid="021818b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69b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1195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136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18b1" officeooo:paragraph-rsid="021818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ffcd" officeooo:paragraph-rsid="0218f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195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36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4c4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69b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18f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195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195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14c4bf" style:font-weight-asian="bold" style:font-weight-complex="bold"/>
    </style:style>
    <style:style style:name="T14" style:family="text">
      <style:text-properties officeooo:rsid="021195d6"/>
    </style:style>
    <style:style style:name="T15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style:font-style-asian="normal" style:font-style-complex="normal" style:text-overline-style="none" style:text-overline-color="font-color"/>
    </style:style>
    <style:style style:name="T17" style:family="text">
      <style:text-properties officeooo:rsid="020f5b18"/>
    </style:style>
    <style:style style:name="T18" style:family="text">
      <style:text-properties officeooo:rsid="0213604b"/>
    </style:style>
    <style:style style:name="T19" style:family="text">
      <style:text-properties officeooo:rsid="01f4f06a"/>
    </style:style>
    <style:style style:name="T20" style:family="text">
      <style:text-properties officeooo:rsid="02060faf"/>
    </style:style>
    <style:style style:name="T21" style:family="text">
      <style:text-properties officeooo:rsid="0214c4bf"/>
    </style:style>
    <style:style style:name="T22" style:family="text">
      <style:text-properties officeooo:rsid="02169b51"/>
    </style:style>
    <style:style style:name="T23" style:family="text">
      <style:text-properties officeooo:rsid="02171cdf"/>
    </style:style>
    <style:style style:name="T24" style:family="text">
      <style:text-properties officeooo:rsid="021818b1"/>
    </style:style>
    <style:style style:name="T25" style:family="text">
      <style:text-properties officeooo:rsid="0218ff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<text:span text:style-name="T8">PRÁCTICA MME – UD0</text:span><text:span text:style-name="T9">4</text:span><text:span text:style-name="T8">-</text:span><text:span text:style-name="T10">0</text:span><text:span text:style-name="T11">7</text:span><text:span text:style-name="T8"> </text:span><text:span text:style-name="T6">– </text:span><text:span text:style-name="T7">Práctica resum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8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3" table:number-rows-spanned="3" office:value-type="string">
            <text:p text:style-name="P3"/>
          </table:table-cell>
          <table:table-cell table:style-name="IntegrantesGrupo.B3" office:value-type="string">
            <text:p text:style-name="P4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7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text:span text:style-name="T15"/></text:p>
      <table:table table:name="Tabla3" table:style-name="Tabla3" table:template-name="Box List Blue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57">A) <text:s/><text:span text:style-name="T14">Información da BIOS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1">Nesta <text:s/>práctica tes que obter información da BIOS de múltiples maneiras. 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2314431271" text:style-name="L1">
              <text:list-item>
                <text:p text:style-name="P23"><text:span text:style-name="T14">Explica como podes obter información da BIOS cunha inspección ocular da placa base. </text:span><text:s/>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26"/>
            <text:p text:style-name="P26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1317887016" text:continue-numbering="true" text:style-name="L1">
              <text:list-item>
                <text:p text:style-name="P32">Explica como podes obter información da BIOS ao realizar o acendido do equipo. <text:s/>Indica que información logras. 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26"/>
            <text:p text:style-name="P26"/>
            <text:p text:style-name="P26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1731158955" text:continue-numbering="true" text:style-name="L1">
              <text:list-item>
                <text:p text:style-name="P32">Explica como podemos obter información da BIOS arrincando en modo Live o Kali Linux. 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22">dmidecode -t bios</text:p>
            <text:p text:style-name="P31"/>
            <text:p text:style-name="P31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1186860807" text:continue-numbering="true" text:style-name="L1">
              <text:list-item>
                <text:p text:style-name="P32">Quen é o fabricante da BIOS?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73901692035915" text:continue-numbering="true" text:style-name="L1">
              <text:list-header>
                <text:p text:style-name="P32"/>
              </text:list-header>
            </text:list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1218044521" text:continue-numbering="true" text:style-name="L1">
              <text:list-item>
                <text:p text:style-name="P32">Cal é a data da última actualización da BIOS?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73900726079947" text:continue-numbering="true" text:style-name="L1">
              <text:list-header>
                <text:p text:style-name="P32"/>
              </text:list-header>
            </text:list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0368147275" text:continue-numbering="true" text:style-name="L1">
              <text:list-item>
                <text:p text:style-name="P32">Cal é o tamaño da memoria ROM?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1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73901833562571" text:continue-numbering="true" text:style-name="L1">
              <text:list-item>
                <text:p text:style-name="P32">Como podemos consultar información da placa base <text:span text:style-name="T18">como fabricante e modelo </text:span><text:s/><text:span text:style-name="T18">dende o terminal</text:span>?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1"/>
            <text:p text:style-name="P39"/>
          </table:table-cell>
          <table:covered-table-cell/>
        </table:table-row>
        <table:table-row table:style-name="Tabla3.1">
          <table:table-cell table:style-name="Tabla3.A17" office:value-type="string">
            <text:p text:style-name="P55">AVISA AO DOCENTE PARA VALIDAR A PRÁCTICA. </text:p>
          </table:table-cell>
          <table:table-cell table:style-name="Tabla3.B17" office:value-type="string">
            <text:p text:style-name="P53"/>
          </table:table-cell>
        </table:table-row>
      </table:table>
      <text:p text:style-name="P18"><text:span text:style-name="T15"/></text:p>
      <text:p text:style-name="P12"><text:span text:style-name="T15"/></text:p>
      <text:p text:style-name="P12"><text:span text:style-name="T15"/></text:p>
      <text:p text:style-name="P19"><text:soft-page-break/><text:span text:style-name="T15"/></text:p>
      <table:table table:name="Tabla2" table:style-name="Tabla2" table:template-name="Box List Blue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58"><text:span text:style-name="T18">B</text:span>) <text:s/><text:span text:style-name="T14">Información da </text:span><text:span text:style-name="T18">Memoria RAM</text:span></text:p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5">Nesta <text:s/>práctica tes que obter información <text:span text:style-name="T18">sobre a memoria RAM</text:span> de múltiples maneiras. 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1911143652" text:continue-list="list173901833562571" text:style-name="L1">
              <text:list-item text:start-value="1">
                <text:p text:style-name="P24"><text:span text:style-name="T14">Explica como podes obter información da </text:span><text:span text:style-name="T18">RAM</text:span><text:span text:style-name="T14"> cunha inspección ocular da placa base. </text:span><text:s text:c="2"/><text:span text:style-name="T18">Detalla toda a información posible. 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27"/>
            <text:p text:style-name="P27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0871218854" text:continue-numbering="true" text:style-name="L1">
              <text:list-item>
                <text:p text:style-name="P33">Explica como podes obter información da <text:span text:style-name="T18">RAM</text:span> ao realizar o acendido do equipo. <text:s/>Indica que información logras. 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1325381453" text:continue-numbering="true" text:style-name="L1">
              <text:list-item>
                <text:p text:style-name="P33">Explica como podes obter información da <text:span text:style-name="T18">RAM</text:span> ao <text:span text:style-name="T18">acceder na BIOS? 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27"/>
            <text:p text:style-name="P27"/>
            <text:p text:style-name="P27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2137585012" text:continue-numbering="true" text:style-name="L1">
              <text:list-item>
                <text:p text:style-name="P33">Explica como podemos obter información da <text:span text:style-name="T18">RAM</text:span> arrincando en modo Live o Kali Linux. 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5"/>
            <text:p text:style-name="P35"/>
            <text:p text:style-name="P35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1671281848" text:continue-numbering="true" text:style-name="L1">
              <text:list-item>
                <text:p text:style-name="P33"><text:span text:style-name="T18">Queremos </text:span>mostrar <text:span text:style-name="T18">3</text:span> veces a información da memoria RAM <text:span text:style-name="T18">en tempo real</text:span> e que entre cada execución existan <text:span text:style-name="T18">5</text:span> segundos de espera. <text:span text:style-name="T18">Que ferramenta do terminal de Kali Linux nos pode ofrecer esta información? Escribe o comando correcto. 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9"/>
            <text:p text:style-name="P39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1349800311" text:continue-numbering="true" text:style-name="L1">
              <text:list-item>
                <text:p text:style-name="P40">Desexase ver as estatísticas da memoria RAM <text:span text:style-name="T20">cada <text:s/>3 segundos. </text:span>Que comando nos ofrece esta información? 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5"/>
            <text:p text:style-name="P39"/>
            <text:p text:style-name="P39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73902170536784" text:continue-numbering="true" text:style-name="L1">
              <text:list-item>
                <text:p text:style-name="P42">Que directorio de Linux garda información sobre as características da memoria RAM ? </text:p>
              </text:list-item>
            </text:list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44"/>
            <text:p text:style-name="P44"/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43"/>
          </table:table-cell>
          <table:covered-table-cell/>
        </table:table-row>
        <table:table-row table:style-name="Tabla2.1">
          <table:table-cell table:style-name="Tabla2.A18" office:value-type="string">
            <text:p text:style-name="P55">AVISA AO DOCENTE PARA VALIDAR A PRÁCTICA. </text:p>
          </table:table-cell>
          <table:table-cell table:style-name="Tabla2.B18">
            <text:p text:style-name="P54"/>
          </table:table-cell>
        </table:table-row>
      </table:table>
      <text:p text:style-name="P15"><text:span text:style-name="T15"/></text:p>
      <table:table table:name="Tabla1" table:style-name="Tabla1" table:template-name="Box List Blue">
        <table:table-column table:style-name="Tabla1.A"/>
        <table:table-column table:style-name="Tabla1.B"/>
        <text:soft-page-break/>
        <table:table-row table:style-name="Tabla1.1">
          <table:table-cell table:style-name="Tabla1.A1" table:number-columns-spanned="2" office:value-type="string">
            <text:p text:style-name="P58"><text:span text:style-name="T18">C</text:span>) <text:s/><text:span text:style-name="T14">Información da </text:span><text:span text:style-name="T18">CPU</text:span>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5">Nesta <text:s/>práctica tes que obter información <text:span text:style-name="T18">sobre a CPU</text:span> de múltiples maneiras. 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0844117603" text:continue-list="list173902170536784" text:style-name="L1">
              <text:list-item text:start-value="1">
                <text:p text:style-name="P24"><text:span text:style-name="T14">Explica como podes obter información da </text:span><text:span text:style-name="T18">CPU</text:span><text:span text:style-name="T14"> cunha inspección ocular da placa base. </text:span><text:s text:c="2"/><text:span text:style-name="T18">Detalla toda a información posible. 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7"/>
            <text:p text:style-name="P27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2202376935" text:continue-numbering="true" text:style-name="L1">
              <text:list-item>
                <text:p text:style-name="P33">Explica como podes obter información da <text:span text:style-name="T18">CPU</text:span> ao realizar o acendido do equipo. <text:s/>Indica que información logras. 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0694033389" text:continue-numbering="true" text:style-name="L1">
              <text:list-item>
                <text:p text:style-name="P33">Explica como podes obter información da <text:span text:style-name="T18">CPU</text:span> ao <text:span text:style-name="T18">acceder na BIOS? 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7"/>
            <text:p text:style-name="P27"/>
            <text:p text:style-name="P27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2177330153" text:continue-numbering="true" text:style-name="L1">
              <text:list-item>
                <text:p text:style-name="P33">Explica como podemos obter información da <text:span text:style-name="T18">CPU</text:span> arrincando en modo Live o Kali Linux. 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1161383296" text:continue-numbering="true" text:style-name="L1">
              <text:list-item>
                <text:p text:style-name="P33"><text:span text:style-name="T19">Información do procesador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list xml:id="list969366720" text:style-name="L2">
              <text:list-item>
                <text:list>
                  <text:list-item>
                    <text:p text:style-name="P41">Fabricante: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1348299320" text:continue-numbering="true" text:style-name="L2">
              <text:list-item>
                <text:list>
                  <text:list-item>
                    <text:p text:style-name="P41">Modelo: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list xml:id="list173901328128686" text:continue-numbering="true" text:style-name="L2">
              <text:list-item>
                <text:list>
                  <text:list-item>
                    <text:p text:style-name="P41">Ancho do bus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1152110588" text:continue-list="list173901161383296" text:style-name="L1">
              <text:list-item>
                <text:p text:style-name="P33"><text:span text:style-name="T18">Que ficheiro de Linux ten a información das características técnicas do procesador? 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1523930422" text:continue-numbering="true" text:style-name="L1">
              <text:list-item>
                <text:p text:style-name="P33"><text:span text:style-name="T18">Como o podes ler? 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173900485239355" text:continue-numbering="true" text:style-name="L1">
              <text:list-item>
                <text:p text:style-name="P40">Cal é o tamaño das caches do procesador? Como podes obter a información? </text:p>
              </text:list-item>
            </text:list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/>
            <text:p text:style-name="P39"/>
            <text:p text:style-name="P39"/>
          </table:table-cell>
          <table:covered-table-cell/>
        </table:table-row>
        <table:table-row table:style-name="Tabla1.1">
          <table:table-cell table:style-name="Tabla1.A21" office:value-type="string">
            <text:p text:style-name="P55">AVISA AO DOCENTE PARA VALIDAR A PRÁCTICA. </text:p>
          </table:table-cell>
          <table:table-cell table:style-name="Tabla1.B21">
            <text:p text:style-name="P54"/>
          </table:table-cell>
        </table:table-row>
      </table:table>
      <text:p text:style-name="P19"><text:span text:style-name="T17"><text:s/></text:span></text:p>
      <text:p text:style-name="P12"/>
      <text:p text:style-name="P20"><text:soft-page-break/></text:p>
      <table:table table:name="Tabla6" table:style-name="Tabla6" table:template-name="Box List Blue">
        <table:table-column table:style-name="Tabla6.A"/>
        <table:table-row table:style-name="Tabla6.1">
          <table:table-cell table:style-name="Tabla6.A1" office:value-type="string">
            <text:p text:style-name="P59"><text:span text:style-name="T21">D</text:span>) <text:s/><text:span text:style-name="T14">Información </text:span><text:span text:style-name="T21">da rañura de expansión.</text:span></text:p>
          </table:table-cell>
        </table:table-row>
        <table:table-row table:style-name="Tabla6.1">
          <table:table-cell table:style-name="Tabla6.A2" office:value-type="string">
            <text:p text:style-name="P36">Nesta <text:s/>práctica tes que obter información <text:span text:style-name="T18">sobre a </text:span><text:span text:style-name="T21">rañura de expansión</text:span> de múltiples maneiras. </text:p>
          </table:table-cell>
        </table:table-row>
        <table:table-row table:style-name="Tabla6.1">
          <table:table-cell table:style-name="Tabla6.A3" office:value-type="string">
            <text:list xml:id="list173902361974995" text:continue-list="list173900485239355" text:style-name="L1">
              <text:list-item text:start-value="1">
                <text:p text:style-name="P42">Escribe o comando empregando <text:span text:style-name="T12">lspci</text:span> que nos permita obter información do fabricante. 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28"/>
            <text:p text:style-name="P28"/>
          </table:table-cell>
        </table:table-row>
        <table:table-row table:style-name="Tabla6.1">
          <table:table-cell table:style-name="Tabla6.A3" office:value-type="string">
            <text:list xml:id="list173900912661338" text:continue-numbering="true" text:style-name="L1">
              <text:list-item>
                <text:p text:style-name="P34"><text:s/>Cal é o fabricante? 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36"/>
            <text:p text:style-name="P36"/>
          </table:table-cell>
        </table:table-row>
        <table:table-row table:style-name="Tabla6.1">
          <table:table-cell table:style-name="Tabla6.A3" office:value-type="string">
            <text:list xml:id="list173901428169609" text:continue-numbering="true" text:style-name="L1">
              <text:list-item>
                <text:p text:style-name="P34"><text:span text:style-name="T18">Escribe o comando empregando </text:span><text:span text:style-name="T13">lshw</text:span><text:span text:style-name="T21"> que nos permite obter información da tarxeta gráfica.</text:span><text:span text:style-name="T18"> <text:s/>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28"/>
            <text:p text:style-name="P28"/>
          </table:table-cell>
        </table:table-row>
        <table:table-row table:style-name="Tabla6.1">
          <table:table-cell table:style-name="Tabla6.A3" office:value-type="string">
            <text:list xml:id="list173902090254257" text:continue-numbering="true" text:style-name="L1">
              <text:list-item>
                <text:p text:style-name="P34"><text:span text:style-name="T21">Indica a información seguinte da tarxeta gráfica: </text:span><text:s/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36"/>
            <text:p text:style-name="P36"><text:s text:c="8"/>1. Nome do produto:</text:p>
            <text:p text:style-name="P36"><text:s text:c="7"/></text:p>
            <text:p text:style-name="P36"><text:s text:c="8"/><text:span text:style-name="T21">2</text:span>. Resolución</text:p>
            <text:p text:style-name="P36"/>
          </table:table-cell>
        </table:table-row>
        <table:table-row table:style-name="Tabla6.1">
          <table:table-cell table:style-name="Tabla6.A11" office:value-type="string">
            <text:p text:style-name="P55">AVISA AO DOCENTE PARA VALIDAR A PRÁCTICA. </text:p>
          </table:table-cell>
        </table:table-row>
      </table:table>
      <text:p text:style-name="P16"><text:span text:style-name="T16"/></text:p>
      <table:table table:name="Tabla4" table:style-name="Tabla4" table:template-name="Box List Blue">
        <table:table-column table:style-name="Tabla4.A"/>
        <table:table-row table:style-name="Tabla4.1">
          <table:table-cell table:style-name="Tabla4.A1" office:value-type="string">
            <text:p text:style-name="P60"><text:span text:style-name="T22">E</text:span>) <text:s/><text:span text:style-name="T14">Información </text:span><text:span text:style-name="T22">manexo da BIOS</text:span></text:p>
          </table:table-cell>
        </table:table-row>
        <table:table-row table:style-name="Tabla4.1">
          <table:table-cell table:style-name="Tabla4.A2" office:value-type="string">
            <text:p text:style-name="P37"><text:span text:style-name="T22">Neste exercicio únicamente podes empregar a BIOS e é preciso que realices a seguinte configuración </text:span><text:span text:style-name="T23">na orde que se indica</text:span><text:span text:style-name="T22">: </text:span></text:p>
          </table:table-cell>
        </table:table-row>
        <table:table-row table:style-name="Tabla4.1">
          <table:table-cell table:style-name="Tabla4.A3" office:value-type="string">
            <text:list xml:id="list173902002439549" text:continue-list="list173902090254257" text:style-name="L1">
              <text:list-item text:start-value="1">
                <text:p text:style-name="P25"><text:span text:style-name="T23">Conecta o HDD no conector SATA4 e a unidade óptica no SATA5 </text:span></text:p>
              </text:list-item>
              <text:list-item>
                <text:p text:style-name="P30"><text:span text:style-name="T23">Retira a pila da BIOS e describe </text:span><text:span text:style-name="T22"><text:s/></text:span><text:span text:style-name="T14"><text:s/></text:span><text:span text:style-name="T23">o efecto que produce no equipo.</text:span>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29"/>
            <text:p text:style-name="P29"/>
          </table:table-cell>
        </table:table-row>
        <table:table-row table:style-name="Tabla4.1">
          <table:table-cell table:style-name="Tabla4.A3" office:value-type="string">
            <text:list xml:id="list173902471499818" text:continue-numbering="true" text:style-name="L1">
              <text:list-item>
                <text:p text:style-name="P45">Verifica a voltaxe da pila co polímetro. Cal é? A voltaxe é correcta? 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46"/>
          </table:table-cell>
        </table:table-row>
        <table:table-row table:style-name="Tabla4.1">
          <table:table-cell table:style-name="Tabla4.A3" office:value-type="string">
            <text:list xml:id="list173902237033507" text:continue-numbering="true" text:style-name="L1">
              <text:list-item>
                <text:p text:style-name="P45">Configura a hora e a data da BIOS coa actual.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list xml:id="list173902142746674" text:continue-numbering="true" text:style-name="L1">
              <text:list-header>
                <text:p text:style-name="P45"/>
              </text:list-header>
            </text:list>
          </table:table-cell>
        </table:table-row>
        <table:table-row table:style-name="Tabla4.1">
          <table:table-cell table:style-name="Tabla4.A3" office:value-type="string">
            <text:list xml:id="list173902109346837" text:continue-numbering="true" text:style-name="L1">
              <text:list-item>
                <text:p text:style-name="P45">Configura o ventilador para que funcione a velocidade máxima na temperatura máis alta posible da CPU. Describe os pasos realizados. <text:s/>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list xml:id="list173901692660712" text:continue-numbering="true" text:style-name="L1">
              <text:list-header>
                <text:p text:style-name="P45"><text:line-break/></text:p>
              </text:list-header>
            </text:list>
          </table:table-cell>
        </table:table-row>
        <text:soft-page-break/>
        <table:table-row table:style-name="Tabla4.1">
          <table:table-cell table:style-name="Tabla4.A3" office:value-type="string">
            <text:list xml:id="list173901664223987" text:continue-numbering="true" text:style-name="L1">
              <text:list-item>
                <text:p text:style-name="P45">Configura o ordenador cun perfil de overclocking dun 10%. Explica os pasos realizados para lograr este efecto. 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46"/>
            <text:p text:style-name="P46"/>
          </table:table-cell>
        </table:table-row>
        <table:table-row table:style-name="Tabla4.1">
          <table:table-cell table:style-name="Tabla4.A3" office:value-type="string">
            <text:list xml:id="list173901558486383" text:continue-numbering="true" text:style-name="L1">
              <text:list-item>
                <text:p text:style-name="P45">Configura os roles de acceso a BIOS da seguinte maneira:</text:p>
                <text:list>
                  <text:list-item>
                    <text:p text:style-name="P50">Supervisor, clave “1234”</text:p>
                  </text:list-item>
                  <text:list-item>
                    <text:p text:style-name="P50">Usuario, clave “abcd” <text:span text:style-name="T23">e </text:span><text:span text:style-name="T24">cun acceso limitado. </text:span></text:p>
                  </text:list-item>
                </text:list>
                <text:p text:style-name="P51">Explica os pasos realizados. </text:p>
              </text:list-item>
            </text:list>
          </table:table-cell>
        </table:table-row>
        <table:table-row table:style-name="Tabla4.1">
          <table:table-cell table:style-name="Tabla4.A2" office:value-type="string"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4.1">
          <table:table-cell table:style-name="Tabla4.A3" office:value-type="string">
            <text:list xml:id="list173902413178525" text:continue-numbering="true" text:style-name="L1">
              <text:list-item>
                <text:p text:style-name="P47">Garda os cambios realizados e avisa ao docente para avaliar a práctica. </text:p>
              </text:list-item>
            </text:list>
          </table:table-cell>
        </table:table-row>
        <table:table-row table:style-name="Tabla4.1">
          <table:table-cell table:style-name="Tabla4.A16" office:value-type="string">
            <text:p text:style-name="P52"/>
          </table:table-cell>
        </table:table-row>
      </table:table>
      <text:p text:style-name="P14"/>
      <table:table table:name="Tabla5" table:style-name="Tabla5" table:template-name="Box List Blue">
        <table:table-column table:style-name="Tabla5.A"/>
        <table:table-row table:style-name="Tabla5.1">
          <table:table-cell table:style-name="Tabla5.A1" office:value-type="string">
            <text:p text:style-name="P61"><text:span text:style-name="T25">F</text:span>) <text:s/><text:span text:style-name="T25">RESTAURAR A BIOS</text:span></text:p>
          </table:table-cell>
        </table:table-row>
        <table:table-row table:style-name="Tabla5.1">
          <table:table-cell table:style-name="Tabla5.A2" office:value-type="string">
            <text:p text:style-name="P38"><text:span text:style-name="T22">Neste exercicio </text:span><text:span text:style-name="T25">tes que restaurar os valores de fábrica da BIOS para elo non está permitido acceder a BIOS e tampouco retirar a pila da placa base. </text:span></text:p>
          </table:table-cell>
        </table:table-row>
        <table:table-row table:style-name="Tabla5.1">
          <table:table-cell table:style-name="Tabla5.A3" office:value-type="string">
            <text:list xml:id="list173900876551988" text:continue-list="list173902413178525" text:style-name="L1">
              <text:list-item text:start-value="1">
                <text:p text:style-name="P48">Explica como realizarías esta tarefa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 table:style-name="Tabla5.1">
          <table:table-cell table:style-name="Tabla5.A3" office:value-type="string">
            <text:list xml:id="list173900394775972" text:continue-numbering="true" text:style-name="L1">
              <text:list-item>
                <text:p text:style-name="P48">Avisa ao docente e realiza a oper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49"/>
          </table:table-cell>
        </table:table-row>
        <table:table-row table:style-name="Tabla5.1">
          <table:table-cell table:style-name="Tabla5.A7" office:value-type="string">
            <text:list xml:id="list173901852188139" text:continue-numbering="true" text:style-name="L1">
              <text:list-header>
                <text:p text:style-name="P56"/>
              </text:list-header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3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4</text:page-number></text:span><text:span text:style-name="MT2"><text:s/>/ </text:span><text:span text:style-name="MT2"><text:page-count>5</text:page-count></text:span></text:p>
      </style:footer>
      <style:footer-first>
        <text:p text:style-name="MP2">Pá<text:span text:style-name="MT3">x</text:span>ina <text:page-number text:select-page="current">1</text:page-number><text:s/>de <text:page-count>5</text:page-count><draw:frame draw:style-name="Mfr1" draw:name="Imagen3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6</meta:editing-cycles>
    <meta:creation-date>2019-11-09T13:25:03.151138236</meta:creation-date>
    <meta:editing-duration>P1DT1H33M29S</meta:editing-duration>
    <meta:generator>LibreOffice/7.3.7.2$Windows_X86_64 LibreOffice_project/e114eadc50a9ff8d8c8a0567d6da8f454beeb84f</meta:generator>
    <dc:subject>PRÁCTICA 9 – Cooler Master AMD</dc:subject>
    <dc:title>Taller - MME</dc:title>
    <dc:date>2023-02-05T17:39:00.204000000</dc:date>
    <meta:document-statistic meta:table-count="7" meta:image-count="2" meta:object-count="0" meta:page-count="5" meta:paragraph-count="73" meta:word-count="700" meta:character-count="4166" meta:non-whitespace-character-count="3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